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withoutfill">
      <style:graphic-properties svg:stroke-width="0.102cm" svg:stroke-color="#6666ff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3333" draw:textarea-horizontal-align="center" draw:textarea-vertical-align="middle"/>
    </style:style>
    <style:style style:name="gr4" style:family="graphic" style:parent-style-name="standard">
      <style:graphic-properties svg:stroke-color="#ffffff" draw:fill-color="#ffffff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layer="layout" svg:width="0.78cm" svg:height="0.962cm" svg:x="9.012cm" svg:y="6.344cm">
          <draw:text-box>
            <text:p>0</text:p>
          </draw:text-box>
        </draw:frame>
        <draw:frame draw:style-name="gr1" draw:layer="layout" svg:width="0.78cm" svg:height="0.962cm" svg:x="19.212cm" svg:y="6.344cm">
          <draw:text-box>
            <text:p>1</text:p>
          </draw:text-box>
        </draw:frame>
        <draw:frame draw:style-name="gr1" draw:layer="layout" svg:width="0.78cm" svg:height="0.962cm" svg:x="19.212cm" svg:y="13.944cm">
          <draw:text-box>
            <text:p>2</text:p>
          </draw:text-box>
        </draw:frame>
        <draw:frame draw:style-name="gr1" draw:layer="layout" svg:width="0.78cm" svg:height="0.962cm" svg:x="9.112cm" svg:y="13.944cm">
          <draw:text-box>
            <text:p>3</text:p>
          </draw:text-box>
        </draw:frame>
        <draw:line draw:style-name="gr2" draw:text-style-name="P1" draw:layer="layout" svg:x1="10.381cm" svg:y1="6.795cm" svg:x2="18.654cm" svg:y2="6.853cm">
          <text:p/>
        </draw:line>
        <draw:line draw:style-name="gr2" draw:text-style-name="P1" draw:layer="layout" svg:x1="10.382cm" svg:y1="6.795cm" svg:x2="10.384cm" svg:y2="14.395cm">
          <text:p/>
        </draw:line>
        <draw:line draw:style-name="gr2" draw:text-style-name="P1" draw:layer="layout" svg:x1="10.382cm" svg:y1="14.395cm" svg:x2="18.655cm" svg:y2="14.453cm">
          <text:p/>
        </draw:line>
        <draw:line draw:style-name="gr2" draw:text-style-name="P1" draw:layer="layout" svg:x1="18.682cm" svg:y1="6.795cm" svg:x2="18.684cm" svg:y2="14.395cm">
          <text:p/>
        </draw:line>
        <draw:line draw:style-name="gr2" draw:text-style-name="P1" draw:layer="layout" svg:x1="18.688cm" svg:y1="6.853cm" svg:x2="10.388cm" svg:y2="14.413cm">
          <text:p/>
        </draw:line>
        <draw:line draw:style-name="gr2" draw:text-style-name="P1" draw:layer="layout" svg:x1="10.384cm" svg:y1="6.795cm" svg:x2="18.688cm" svg:y2="14.48cm">
          <text:p/>
        </draw:line>
        <draw:ellipse draw:style-name="gr3" draw:text-style-name="P1" draw:layer="layout" svg:width="0.788cm" svg:height="0.813cm" svg:x="18.229cm" svg:y="6.406cm">
          <text:p/>
        </draw:ellipse>
        <draw:ellipse draw:style-name="gr3" draw:text-style-name="P1" draw:layer="layout" svg:width="0.788cm" svg:height="0.813cm" svg:x="9.995cm" svg:y="14.006cm">
          <text:p/>
        </draw:ellipse>
        <draw:ellipse draw:style-name="gr3" draw:text-style-name="P1" draw:layer="layout" svg:width="0.788cm" svg:height="0.813cm" svg:x="18.193cm" svg:y="14.007cm">
          <text:p/>
        </draw:ellipse>
        <draw:ellipse draw:style-name="gr3" draw:text-style-name="P1" draw:layer="layout" svg:width="0.788cm" svg:height="0.813cm" svg:x="9.995cm" svg:y="6.405cm">
          <text:p/>
        </draw:ellipse>
        <draw:rect draw:style-name="gr4" draw:text-style-name="P1" draw:layer="layout" svg:width="1.661cm" svg:height="1.133cm" svg:x="25.622cm" svg:y="18.981cm">
          <text:p/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31T15:07:56</dc:date>
    <meta:printed-by>Robert Singleton</meta:printed-by>
    <meta:print-date>2008-05-20T17:08:50</meta:print-date>
    <meta:editing-cycles>393</meta:editing-cycles>
    <meta:editing-duration>P2DT5H13M34S</meta:editing-duration>
    <dc:creator>Robert Singleto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